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rsid="00394cfc" officeooo:paragraph-rsid="00394cfc"/>
    </style:style>
    <style:style style:name="P2" style:family="paragraph" style:parent-style-name="Text_20_body" style:list-style-name="L1">
      <style:text-properties officeooo:paragraph-rsid="0040bec7"/>
    </style:style>
    <style:style style:name="P3" style:family="paragraph" style:parent-style-name="Text_20_body" style:list-style-name="L1">
      <style:text-properties officeooo:rsid="00477a70" officeooo:paragraph-rsid="00477a70"/>
    </style:style>
    <style:style style:name="P4" style:family="paragraph" style:parent-style-name="Text_20_body" style:list-style-name="L1">
      <style:text-properties officeooo:rsid="00487f97" officeooo:paragraph-rsid="00487f97"/>
    </style:style>
    <style:style style:name="P5" style:family="paragraph" style:parent-style-name="Text_20_body" style:list-style-name="L1">
      <style:text-properties officeooo:rsid="004a26c5" officeooo:paragraph-rsid="004a26c5"/>
    </style:style>
    <style:style style:name="P6" style:family="paragraph" style:parent-style-name="Text_20_body" style:list-style-name="L2">
      <style:paragraph-properties fo:margin-left="0.9846in" fo:margin-right="0in" fo:text-indent="-0.25in" style:auto-text-indent="false"/>
      <style:text-properties officeooo:paragraph-rsid="0045ef6d"/>
    </style:style>
    <style:style style:name="T1" style:family="text">
      <style:text-properties officeooo:rsid="003a71b4"/>
    </style:style>
    <style:style style:name="T2" style:family="text">
      <style:text-properties officeooo:rsid="003b2f3c"/>
    </style:style>
    <style:style style:name="T3" style:family="text">
      <style:text-properties officeooo:rsid="003cf425"/>
    </style:style>
    <style:style style:name="T4" style:family="text">
      <style:text-properties officeooo:rsid="0040bec7"/>
    </style:style>
    <style:style style:name="T5" style:family="text">
      <style:text-properties officeooo:rsid="0041a602"/>
    </style:style>
    <style:style style:name="T6" style:family="text">
      <style:text-properties officeooo:rsid="0042a35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40bec7" style:font-style-asian="italic" style:font-style-complex="italic"/>
    </style:style>
    <style:style style:name="T9" style:family="text">
      <style:text-properties officeooo:rsid="00480e83"/>
    </style:style>
    <style:style style:name="T10" style:family="text">
      <style:text-properties officeooo:rsid="004c037c"/>
    </style:style>
    <style:style style:name="T11" style:family="text">
      <style:text-properties officeooo:rsid="004f51ee"/>
    </style:style>
    <style:style style:name="T12" style:family="text">
      <style:text-properties officeooo:rsid="00513629"/>
    </style:style>
    <style:style style:name="T13" style:family="text">
      <style:text-properties officeooo:rsid="00575e2e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wers</text:p>
      <text:list xml:id="list984664208119196020" text:style-name="L1">
        <text:list-item>
          <text:p text:style-name="P2">For this, we would <text:span text:style-name="T3">add the following members to the visitor class:</text:span></text:p>
        </text:list-item>
      </text:list>
      <text:list xml:id="list8929507941332583251" text:style-name="L2">
        <text:list-item>
          <text:p text:style-name="P6"><text:span text:style-name="Example"><text:span text:style-name="T2">Map&lt;String, int&gt;: fieldDeclarations</text:span></text:span>: <text:span text:style-name="T1">Every time a field declaration is encountered, an entry is added to this dictionary, in which they key is the field name and the value is the line where it was found.</text:span></text:p>
        </text:list-item>
        <text:list-item>
          <text:p text:style-name="P6"><text:span text:style-name="Example"><text:span text:style-name="T2">Map&lt;String, int&gt;: currentVariableDeclarations</text:span></text:span><text:span text:style-name="T2">: A new instance of this dictionary is created before visiting a method. It holds name and line of locally defined variables.</text:span></text:p>
        </text:list-item>
        <text:list-item>
          <text:p text:style-name="P6"><text:span text:style-name="Example"><text:span text:style-name="T4">Set&lt;String&gt;: localUses</text:span></text:span><text:span text:style-name="T4">: Re-created before visiting a method. Every time a variable use is found its name is added to this set if it can be found as a key in </text:span><text:span text:style-name="Example"><text:span text:style-name="T2">currentVariableDeclarations</text:span></text:span><text:span text:style-name="T4">. After visiting a method, any names present as keys in <text:s/></text:span><text:span text:style-name="Example"><text:span text:style-name="T2">currentVariableDeclarations</text:span></text:span> <text:span text:style-name="T6">but not in this set are reported as unused local variables.</text:span></text:p>
        </text:list-item>
        <text:list-item>
          <text:p text:style-name="P6"><text:span text:style-name="Example"><text:span text:style-name="T4">Set&lt;String&gt;: fieldUses</text:span></text:span><text:span text:style-name="T4">: Every time a variable use is found its name is added to this set if it </text:span><text:span text:style-name="T8">can't</text:span><text:span text:style-name="T4"> be found as a key in </text:span><text:span text:style-name="Example"><text:span text:style-name="T2">currentVariableDeclarations</text:span></text:span><text:span text:style-name="T4">. After visiting the whole type declaration, any keys present in </text:span><text:span text:style-name="Example"><text:span text:style-name="T2">fieldDeclarations</text:span></text:span> <text:span text:style-name="T5">but not in this set are reported as unused fields.</text:span></text:p>
        </text:list-item>
      </text:list>
      <text:list xml:id="list102208139765774" text:continue-list="list984664208119196020" text:style-name="L1">
        <text:list-item>
          <text:p text:style-name="P3">The classes that represent these expressions in the JDT API are:</text:p>
          <text:list>
            <text:list-item>
              <text:p text:style-name="P3">A <text:span text:style-name="T7">variable declaration</text:span> is represented by the class <text:span text:style-name="Example">VariableDeclaration</text:span><text:span text:style-name="Example"><text:span text:style-name="T10">Statement</text:span></text:span>.</text:p>
            </text:list-item>
            <text:list-item>
              <text:p text:style-name="P3">A <text:span text:style-name="T7">variable access</text:span> <text:span text:style-name="T12">is</text:span> represented by<text:span text:style-name="T9"> </text:span><text:span text:style-name="Example"><text:span text:style-name="T9">SimpleName</text:span></text:span><text:span text:style-name="T9"> (except when it's used as the last element in the left-hand side of an assignment).</text:span></text:p>
            </text:list-item>
            <text:list-item>
              <text:p text:style-name="P4">A <text:span text:style-name="T7">field declaration</text:span> is represented by the class <text:span text:style-name="Example">FieldDeclaration</text:span>.</text:p>
            </text:list-item>
            <text:list-item>
              <text:p text:style-name="P4">A <text:span text:style-name="T7">field access</text:span> can be represented in the same way as a <text:span text:style-name="T7">variable access</text:span> and additionally as <text:span text:style-name="Example"><text:span text:style-name="T11">QualifiedName</text:span></text:span> or <text:span text:style-name="Example">FieldAccess</text:span>.</text:p>
            </text:list-item>
            <text:list-item>
              <text:p text:style-name="P5">An <text:span text:style-name="T7">assignment</text:span> is represented by the class <text:span text:style-name="Example">Assignment</text:span> <text:span text:style-name="T13">or </text:span><text:span text:style-name="Example"><text:span text:style-name="T13">VariableDeclarationFragment</text:span></text:span><text:span text:style-name="T13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20%" fo:text-align="justify" style:justify-single-word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Untitled1" style:family="paragraph" style:parent-style-name="Text_20_body_20_indent" style:class="text">
      <style:text-properties style:font-name="Liberation Mono" fo:font-family="'Liberation Mono'" style:font-style-name="Regular" style:font-family-generic="modern" style:font-pitch="fixe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Example" style:family="text">
      <style:text-properties style:font-name="Liberation Mono1" fo:font-family="'Liberation Mono'" style:font-family-generic="modern" style:font-pitch="fixed" fo:font-size="10pt" fo:background-color="#eeeeee" style:font-name-asian="Droid Sans Fallback1" style:font-family-asian="'Droid Sans Fallback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1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</meta:initial-creator>
    <meta:creation-date>2015-07-13T16:03:32.009428977</meta:creation-date>
    <dc:date>2016-03-27T10:22:06.520316410</dc:date>
    <dc:creator>Juan </dc:creator>
    <meta:editing-duration>PT17H48M57S</meta:editing-duration>
    <meta:editing-cycles>34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264" meta:character-count="1621" meta:non-whitespace-character-count="1379"/>
  </office:meta>
</office:document-meta>
</file>